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fo:border="0.74pt solid #000000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86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86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4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FLAG_A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FLAG_B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LANET_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4" table:content-validation-name="val1" office:value-type="string" calcext:value-type="string">
            <text:p>Neutral Gaia Un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ASTEROID_FORES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DLC_ROCKBEACH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DLC_ROCKBEACH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12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:.$A$12])" office:value-type="string" office:string-value="7, 8" calcext:value-type="string">
            <text:p>7, 8</text:p>
          </table:table-cell>
          <table:table-cell table:style-name="ce36" office:value-type="string" calcext:value-type="string">
            <text:p>12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DLC_ROCKBEACH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;[.$A$11:.$A$13])" office:value-type="string" office:string-value="2, 3, 7, 8, 9" calcext:value-type="string">
            <text:p>2, 3, 7, 8, 9</text:p>
          </table:table-cell>
          <table:table-cell table:style-name="ce36" office:value-type="string" calcext:value-type="string">
            <text:p>8, 4, 4, 4, 4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6:.$A$7];[.$A$11:.$A$14])" office:value-type="string" office:string-value="2, 3, 7, 8, 9, 10" calcext:value-type="string">
            <text:p>2, 3, 7, 8, 9, 10</text:p>
          </table:table-cell>
          <table:table-cell table:style-name="ce36" office:value-type="string" calcext:value-type="string">
            <text:p>8, 4, 4, 4, 4, 12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6:.$A$7];[.$A$11:.$A$15])" office:value-type="string" office:string-value="2, 3, 7, 8, 9, 10, 11" calcext:value-type="string">
            <text:p>2, 3, 7, 8, 9, 10, 11</text:p>
          </table:table-cell>
          <table:table-cell table:style-name="ce36" office:value-type="string" calcext:value-type="string">
            <text:p>8, 4. 4, 4, 4, 12, 12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DLC_ROCKBEACH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ASTEROID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5];[.$A$11:.$A$16])" office:value-type="string" office:string-value="1, 7, 8, 9, 10, 11, 12" calcext:value-type="string">
            <text:p>1, 7, 8, 9, 10, 11, 12</text:p>
          </table:table-cell>
          <table:table-cell table:style-name="ce36" office:value-type="string" calcext:value-type="string">
            <text:p>24, 4, 4, 4, 4, 4, 4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ASTEROID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5];[.$A$11:.$A$17])" office:value-type="string" office:string-value="1, 7, 8, 9, 10, 11, 12, 13" calcext:value-type="string">
            <text:p>1, 7, 8, 9, 10, 11, 12, 13</text:p>
          </table:table-cell>
          <table:table-cell table:style-name="ce36" office:value-type="string" calcext:value-type="string">
            <text:p>24, 4, 4, 4, 4, 4, 4, 12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ASTEROID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 [.$A$5];[.$A$11:.$A$18])" office:value-type="string" office:string-value="1, 7, 8, 9, 10, 11, 12, 13, 14" calcext:value-type="string">
            <text:p>1, 7, 8, 9, 10, 11, 12, 13, 14</text:p>
          </table:table-cell>
          <table:table-cell table:style-name="ce36" office:value-type="string" calcext:value-type="string">
            <text:p><text:s/>24, 4, 4, 4, 4, 4, 4, 12, 12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: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8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PLANET_EC1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PLANET_EC2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])" office:value-type="string" office:string-value="20" calcext:value-type="string">
            <text:p>20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PLANET_EC3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5])" office:value-type="string" office:string-value="20, 21" calcext:value-type="string">
            <text:p>20, 21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PLANET_EC4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6])" office:value-type="string" office:string-value="20, 21, 22" calcext:value-type="string">
            <text:p>20, 21, 22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PLANET_EC5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7])" office:value-type="string" office:string-value="20, 21, 22, 23" calcext:value-type="string">
            <text:p>20, 21, 22, 23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PLANET_EC6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8])" office:value-type="string" office:string-value="20, 21, 22, 23, 24" calcext:value-type="string">
            <text:p>20, 21, 22, 23, 24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PLANET_EC7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29])" office:value-type="string" office:string-value="20, 21, 22, 23, 24, 25" calcext:value-type="string">
            <text:p>20, 21, 22, 23, 24, 25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PLANET_EC8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0])" office:value-type="string" office:string-value="20, 21, 22, 23, 24, 25, 26" calcext:value-type="string">
            <text:p>20, 21, 22, 23, 24, 25, 26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PLANET_EC9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1])" office:value-type="string" office:string-value="20, 21, 22, 23, 24, 25, 26, 27" calcext:value-type="string">
            <text:p>20, 21, 22, 23, 24, 25, 26, 27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PLANET_EC10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2])" office:value-type="string" office:string-value="20, 21, 22, 23, 24, 25, 26, 27, 28" calcext:value-type="string">
            <text:p>20, 21, 22, 23, 24, 25, 26, 27, 28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ET_EC11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3])" office:value-type="string" office:string-value="20, 21, 22, 23, 24, 25, 26, 27, 28, 29" calcext:value-type="string">
            <text:p>20, 21, 22, 23, 24, 25, 26, 27, 28, 29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4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PLANET_EC12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CORE_TER</text:p>
          </table:table-cell>
          <table:table-cell table:style-name="ce16" table:number-columns-repeated="2"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24:.$A$34])" office:value-type="string" office:string-value="20, 21, 22, 23, 24, 25, 26, 27, 28, 29, 30" calcext:value-type="string">
            <text:p>20, 21, 22, 23, 24, 25, 26, 27, 28, 29, 30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2" table:number-rows-repeated="8">
          <table:table-cell table:style-name="ce20"/>
          <table:table-cell table:style-name="ce15" table:number-columns-repeated="4"/>
          <table:table-cell table:style-name="ce41" table:content-validation-name="val1"/>
          <table:table-cell table:style-name="ce16" table:number-columns-repeated="8"/>
          <table:table-cell table:style-name="ce41" table:content-validation-name="val3"/>
          <table:table-cell table:style-name="ce41" table:content-validation-name="val5"/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41" table:content-validation-name="val7" table:number-columns-repeated="3"/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103"/>
          <table:table-cell table:style-name="ce15" office:value-type="string" calcext:value-type="string">
            <text:p>ROCK2</text:p>
          </table:table-cell>
          <table:table-cell table:style-name="ce15"/>
          <table:table-cell table:style-name="ce15" office:value-type="string" calcext:value-type="string">
            <text:p>SMOKE</text:p>
          </table:table-cell>
          <table:table-cell table:style-name="ce15" office:value-type="float" office:value="1308" calcext:value-type="float">
            <text:p>1308</text:p>
          </table:table-cell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/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PALM_DESERT</text:p>
          </table:table-cell>
          <table:table-cell table:style-name="ce17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28" table:formula="of:=COM.MICROSOFT.TEXTJOIN(&quot;, &quot;;1;[.$A$44])">
            <text:p/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20"/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52" table:content-validation-name="val3" office:value-type="string" calcext:value-type="string">
            <text:p>Loose</text:p>
          </table:table-cell>
          <table:table-cell table:style-name="ce52" table:content-validation-name="val5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PALM_DESERT</text:p>
          </table:table-cell>
          <table:table-cell table:style-name="ce18"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29" table:formula="of:=COM.MICROSOFT.TEXTJOIN(&quot;, &quot;;1;[.$A$44])">
            <text:p/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52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/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PALM_DESER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/>
          <table:table-cell table:style-name="ce10" office:value-type="string" calcext:value-type="string">
            <text:p>TREE_REED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table:number-columns-repeated="2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RAGONFORES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20"/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/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8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/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ANDOM_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49];[.$A$50])">
            <text:p/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/>
          <table:table-cell table:style-name="ce11" office:value-type="string" calcext:value-type="string">
            <text:p>OFF_GRID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string" calcext:value-type="string">
            <text:p>FISH</text:p>
          </table:table-cell>
          <table:table-cell table:style-name="ce11"/>
          <table:table-cell table:style-name="ce53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3" table:content-validation-name="val3" office:value-type="string" calcext:value-type="string">
            <text:p>Loose</text:p>
          </table:table-cell>
          <table:table-cell table:style-name="ce53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DLC_WATER4</text:p>
          </table:table-cell>
          <table:table-cell table:style-name="ce22" table:number-columns-repeated="2"/>
          <table:table-cell table:style-name="ce11"/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31"/>
          <table:table-cell table:style-name="ce40"/>
          <table:table-cell table:style-name="ce11"/>
          <table:table-cell table:style-name="ce46" table:formula="of:=COM.MICROSOFT.TEXTJOIN(&quot;, &quot;;1;[.$A$51])">
            <text:p/>
          </table:table-cell>
          <table:table-cell table:style-name="ce48" office:value-type="string" calcext:value-type="string">
            <text:p>4</text:p>
          </table:table-cell>
          <table:table-cell table:style-name="ce50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/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3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3" table:content-validation-name="val3" office:value-type="string" calcext:value-type="string">
            <text:p>Loose</text:p>
          </table:table-cell>
          <table:table-cell table:style-name="ce53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RANDOM_SHALLOW</text:p>
          </table:table-cell>
          <table:table-cell table:style-name="ce22" table:number-columns-repeated="2"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46" table:formula="of:=COM.MICROSOFT.TEXTJOIN(&quot;, &quot;;1;[.$A$49])">
            <text:p/>
          </table:table-cell>
          <table:table-cell table:style-name="ce48" office:value-type="string" calcext:value-type="string">
            <text:p>1</text:p>
          </table:table-cell>
          <table:table-cell table:style-name="ce11"/>
          <table:table-cell table:style-name="ce46"/>
          <table:table-cell table:style-name="ce48"/>
          <table:table-cell table:style-name="ce50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/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3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3" table:content-validation-name="val3" office:value-type="string" calcext:value-type="string">
            <text:p>Loose</text:p>
          </table:table-cell>
          <table:table-cell table:style-name="ce53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RANDOM_SHALLOW</text:p>
          </table:table-cell>
          <table:table-cell table:style-name="ce22" table:number-columns-repeated="2"/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46" table:formula="of:=COM.MICROSOFT.TEXTJOIN(&quot;, &quot;;1;[.$A$50])">
            <text:p/>
          </table:table-cell>
          <table:table-cell table:style-name="ce48" office:value-type="string" calcext:value-type="string">
            <text:p>1</text:p>
          </table:table-cell>
          <table:table-cell table:style-name="ce11"/>
          <table:table-cell table:style-name="ce46" table:formula="of:=COM.MICROSOFT.TEXTJOIN(&quot;, &quot;;1;[.$A$53])">
            <text:p/>
          </table:table-cell>
          <table:table-cell table:style-name="ce48" office:value-type="string" calcext:value-type="string">
            <text:p>8</text:p>
          </table:table-cell>
          <table:table-cell table:style-name="ce11"/>
          <table:table-cell table:style-name="ce53" table:content-validation-name="val7" table:number-columns-repeated="3"/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/>
          <table:table-cell table:style-name="ce8" office:value-type="string" calcext:value-type="string">
            <text:p>RELIC</text:p>
          </table:table-cell>
          <table:table-cell table:style-name="ce8" table:number-columns-repeated="3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RANDOM_SHALLOW</text:p>
          </table:table-cell>
          <table:table-cell table:style-name="ce17" table:number-columns-repeated="2"/>
          <table:table-cell table:style-name="ce8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COM.MICROSOFT.TEXTJOIN(&quot;, &quot;;1;[.$A$49])">
            <text:p/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 table:formula="of:=COM.MICROSOFT.TEXTJOIN(&quot;, &quot;;1;[.$A$5])" office:value-type="string" office:string-value="1" calcext:value-type="string">
            <text:p>1</text:p>
          </table:table-cell>
          <table:table-cell table:style-name="ce34" office:value-type="string" calcext:value-type="string">
            <text:p>36</text:p>
          </table:table-cell>
          <table:table-cell table:style-name="ce4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/>
          <table:table-cell table:style-name="ce11" office:value-type="string" calcext:value-type="string">
            <text:p>NEUTRAL_FOOD1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DIRT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32" calcext:value-type="float">
            <text:p>32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/>
          <table:table-cell table:style-name="ce11" office:value-type="string" calcext:value-type="string">
            <text:p>NEUTRAL_FOOD2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DIRT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56])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1" table:number-columns-repeated="2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/>
          <table:table-cell table:style-name="ce11" office:value-type="string" calcext:value-type="string">
            <text:p>NEUTRAL_FOOD3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DIRT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56])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1"/>
          <table:table-cell table:style-name="ce11" table:number-columns-repeated="2"/>
          <table:table-cell table:number-columns-repeated="3" table:style-name="ce5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/>
          <table:table-cell table:style-name="ce15" office:value-type="string" calcext:value-type="string">
            <text:p>DLC_VULTURE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Loose</text:p>
          </table:table-cell>
          <table:table-cell table:style-name="ce41" table:content-validation-name="val6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STORM_TER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5" table:number-columns-repeated="2"/>
          <table:table-cell table:style-name="ce27"/>
          <table:table-cell table:style-name="ce15" table:number-columns-repeated="2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/>
          <table:table-cell table:style-name="ce10" office:value-type="string" calcext:value-type="string">
            <text:p>TREE_REED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table:number-columns-repeated="2"/>
          <table:table-cell table:style-name="ce44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9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/>
          <table:table-cell table:style-name="ce10" office:value-type="string" calcext:value-type="string">
            <text:p>TREE_REED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table:number-columns-repeated="2"/>
          <table:table-cell table:style-name="ce44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5])" office:value-type="string" office:string-value="1" calcext:value-type="string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49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103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Loose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5];[.$A$62])" office:value-type="string" office:string-value="1" calcext:value-type="string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/>
          <table:table-cell table:style-name="ce15" office:value-type="string" calcext:value-type="string">
            <text:p>PHOTON_MAN</text:p>
          </table:table-cell>
          <table:table-cell table:style-name="ce15" table:number-columns-repeated="3"/>
          <table:table-cell table:style-name="ce41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41" table:content-validation-name="val4" office:value-type="string" calcext:value-type="string">
            <text:p>Loose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/>
          <table:table-cell table:style-name="ce15" table:formula="of:=COM.MICROSOFT.TEXTJOIN(&quot;,&quot;;1;[.B$3])">
            <text:p/>
          </table:table-cell>
          <table:table-cell table:style-name="ce32"/>
          <table:table-cell/>
          <table:table-cell table:style-name="ce27" table:formula="of:=COM.MICROSOFT.TEXTJOIN(&quot;, &quot;;1;[.$A$5];[.$A$62:.$A$63])" office:value-type="string" office:string-value="1" calcext:value-type="string">
            <text:p>1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/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Player Assigned Player Owned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3" table:content-validation-name="val4" office:value-type="string" calcext:value-type="string">
            <text:p>Tight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31" table:formula="of:=COM.MICROSOFT.TEXTJOIN(&quot;, &quot;;1;[.$A$5];[.$A$123:.$A$125])" office:value-type="string" office:string-value="1" calcext:value-type="string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11" office:value-type="string" calcext:value-type="string">
            <text:p>FORAGE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Player Assigned Gaia Convertible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53" table:content-validation-name="val4" office:value-type="string" calcext:value-type="string">
            <text:p>Tight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/>
          <table:table-cell table:style-name="ce8" office:value-type="string" calcext:value-type="string">
            <text:p>GOLD</text:p>
          </table:table-cell>
          <table:table-cell table:style-name="ce8"/>
          <table:table-cell table:style-name="ce26"/>
          <table:table-cell table:style-name="ce8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70" table:formula="of:=COM.MICROSOFT.TEXTJOIN(&quot;, &quot;;1;[.$A$5])" office:value-type="string" office:string-value="1" calcext:value-type="string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70" table:formula="of:=COM.MICROSOFT.TEXTJOIN(&quot;, &quot;;1;[.$A$5];[.$A$66])" office:value-type="string" office:string-value="1" calcext:value-type="string">
            <text:p>1</text:p>
          </table:table-cell>
          <table:table-cell table:style-name="ce8" office:value-type="string" calcext:value-type="string">
            <text:p>10, 4</text:p>
          </table:table-cell>
          <table:table-cell table:style-name="ce8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52" table:content-validation-name="val2" office:value-type="string" calcext:value-type="string">
            <text:p>Player Assigned Gaia Convertible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52" table:content-validation-name="val4" office:value-type="string" calcext:value-type="string">
            <text:p>Tight</text:p>
          </table:table-cell>
          <table:table-cell table:style-name="ce52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71" table:formula="of:=COM.MICROSOFT.TEXTJOIN(&quot;, &quot;;1;[.$A$5])" office:value-type="string" office:string-value="1" calcext:value-type="string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71" table:formula="of:=COM.MICROSOFT.TEXTJOIN(&quot;, &quot;;1;[.$A$5];[.$A$66:.$A$67])" office:value-type="string" office:string-value="1" calcext:value-type="string">
            <text:p>1</text:p>
          </table:table-cell>
          <table:table-cell table:style-name="ce9" office:value-type="string" calcext:value-type="string">
            <text:p>10, 4, 4</text:p>
          </table:table-cell>
          <table:table-cell table:style-name="ce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/>
          <table:table-cell table:style-name="ce11" office:value-type="string" calcext:value-type="string">
            <text:p>BOAR</text:p>
          </table:table-cell>
          <table:table-cell table:style-name="ce11"/>
          <table:table-cell table:style-name="ce11" office:value-type="string" calcext:value-type="string">
            <text:p>CRATER</text:p>
          </table:table-cell>
          <table:table-cell table:style-name="ce11"/>
          <table:table-cell table:style-name="ce53" table:content-validation-name="val2" office:value-type="string" calcext:value-type="string">
            <text:p>Player Assigned Gaia Convertible</text:p>
          </table:table-cell>
          <table:table-cell table:style-name="ce11" table:number-columns-repeated="8"/>
          <table:table-cell table:style-name="ce53" table:content-validation-name="val4" office:value-type="string" calcext:value-type="string">
            <text:p>Loose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 table:formula="of:=COM.MICROSOFT.TEXTJOIN(&quot;, &quot;;1;[.$A$5];[.$A$66:.$A$68])" office:value-type="string" office:string-value="1" calcext:value-type="string">
            <text:p>1</text:p>
          </table:table-cell>
          <table:table-cell table:style-name="ce11" office:value-type="string" calcext:value-type="string">
            <text:p>8, 4, 4, 4</text:p>
          </table:table-cell>
          <table:table-cell table:style-name="ce11"/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11" office:value-type="string" calcext:value-type="string">
            <text:p>DLC_PIG</text:p>
          </table:table-cell>
          <table:table-cell table:style-name="ce11" table:number-columns-repeated="3"/>
          <table:table-cell table:style-name="ce53" table:content-validation-name="val2" office:value-type="string" calcext:value-type="string">
            <text:p>Player Assigned Gaia Convertibl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3" table:content-validation-name="val4" office:value-type="string" calcext:value-type="string">
            <text:p>Tight</text:p>
          </table:table-cell>
          <table:table-cell table:style-name="ce53" table:content-validation-name="val6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RANDOM_SHALLOW</text:p>
          </table:table-cell>
          <table:table-cell table:style-name="ce11" table:number-columns-repeated="3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31" table:formula="of:=COM.MICROSOFT.TEXTJOIN(&quot;, &quot;;1;[.$A$5])" office:value-type="string" office:string-value="1" calcext:value-type="string">
            <text:p>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5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103"/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EEP_RES1</text:p>
          </table:table-cell>
          <table:table-cell table:style-name="ce8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RANDOM_DEEP</text:p>
          </table:table-cell>
          <table:table-cell table:style-name="ce8" table:number-columns-repeated="5"/>
          <table:table-cell table:style-name="ce70"/>
          <table:table-cell table:style-name="ce8" table:number-columns-repeated="2"/>
          <table:table-cell table:style-name="ce70" table:formula="of:=COM.MICROSOFT.TEXTJOIN(&quot;, &quot;;1;[.$A$51])">
            <text:p/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9" office:value-type="string" calcext:value-type="string">
            <text:p>ON_GRID</text:p>
          </table:table-cell>
          <table:table-cell table:style-name="ce9"/>
          <table:table-cell table:style-name="ce9" office:value-type="string" calcext:value-type="string">
            <text:p>DEEP_RES2</text:p>
          </table:table-cell>
          <table:table-cell table:style-name="ce9"/>
          <table:table-cell table:style-name="ce52" table:content-validation-name="val2" office:value-type="string" calcext:value-type="string">
            <text:p>Player Assigned Gaia Convertible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52" table:content-validation-name="val4" office:value-type="string" calcext:value-type="string">
            <text:p>Tight</text:p>
          </table:table-cell>
          <table:table-cell table:style-name="ce52" table:content-validation-name="val6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RANDOM_DEEP</text:p>
          </table:table-cell>
          <table:table-cell table:style-name="ce9" table:number-columns-repeated="5"/>
          <table:table-cell table:style-name="ce71"/>
          <table:table-cell table:style-name="ce9" table:number-columns-repeated="2"/>
          <table:table-cell table:style-name="ce71" table:formula="of:=COM.MICROSOFT.TEXTJOIN(&quot;, &quot;;1;[.$A$51];[.$A$71])">
            <text:p/>
          </table:table-cell>
          <table:table-cell table:style-name="ce9" office:value-type="string" calcext:value-type="string">
            <text:p>4, 8</text:p>
          </table:table-cell>
          <table:table-cell table:style-name="ce9"/>
          <table:table-cell table:number-columns-repeated="3" table:style-name="ce52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2">
          <table:table-cell/>
          <table:table-cell table:style-name="Default" table:number-columns-repeated="31"/>
          <table:table-cell table:number-columns-repeated="99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11:37:40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6T11:38:17.885000000</dc:date>
    <meta:editing-duration>P33DT9H38M6S</meta:editing-duration>
    <meta:editing-cycles>2551</meta:editing-cycles>
    <meta:generator>LibreOffice/7.1.3.2$Windows_X86_64 LibreOffice_project/47f78053abe362b9384784d31a6e56f8511eb1c1</meta:generator>
    <meta:document-statistic meta:table-count="1" meta:cell-count="823" meta:object-count="0"/>
  </office:meta>
</office:document-meta>
</file>